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Verdana" svg:font-family="Verdana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2pt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0.5pt" fo:letter-spacing="normal" fo:font-style="normal" fo:font-weight="normal"/>
    </style:style>
    <style:style style:name="P3" style:family="paragraph" style:parent-style-name="Text_20_body" style:list-style-name="L1">
      <style:paragraph-properties fo:margin-left="0cm" fo:margin-right="0cm" fo:margin-top="0cm" fo:margin-bottom="0.423cm" loext:contextual-spacing="false" fo:orphans="2" fo:widows="2" fo:text-indent="0cm" style:auto-text-indent="false" fo:padding-left="1.111cm" fo:padding-right="0.397cm" fo:padding-top="0.049cm" fo:padding-bottom="0.049cm" fo:border="0.06pt solid #000000"/>
      <style:text-properties fo:font-variant="normal" fo:text-transform="none" fo:color="#24292e" fo:letter-spacing="normal"/>
    </style:style>
    <style:style style:name="P4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-left="1.111cm" fo:padding-right="0.397cm" fo:padding-top="0.049cm" fo:padding-bottom="0.049cm" fo:border="0.06pt solid #000000"/>
    </style:style>
    <style:style style:name="P5" style:family="paragraph" style:parent-style-name="Text_20_body" style:list-style-name="L1">
      <style:paragraph-properties fo:margin-left="0cm" fo:margin-right="0cm" fo:margin-top="0cm" fo:margin-bottom="0.247cm" loext:contextual-spacing="false" fo:orphans="2" fo:widows="2" fo:text-indent="0cm" style:auto-text-indent="false" fo:padding-left="1.111cm" fo:padding-right="0.397cm" fo:padding-top="0.049cm" fo:padding-bottom="0.049cm" fo:border="0.06pt solid #000000"/>
      <style:text-properties fo:font-variant="normal" fo:text-transform="none" fo:color="#24292e" fo:letter-spacing="normal"/>
    </style:style>
    <style:style style:name="T1" style:family="text">
      <style:text-properties style:font-name="apple-system" fo:font-size="10.5pt" fo:font-style="normal" fo:font-weight="normal"/>
    </style:style>
    <style:style style:name="T2" style:family="text">
      <style:text-properties fo:font-variant="normal" fo:text-transform="none" fo:color="#24292e" style:font-name="apple-system" fo:font-size="10.5pt" fo:letter-spacing="normal" fo:font-style="normal" fo:font-weight="normal"/>
    </style:style>
    <style:style style:name="T3" style:family="text">
      <style:text-properties fo:font-variant="normal" fo:text-transform="none" fo:color="#24292e" style:font-name="SFMono-Regular" fo:font-size="8.25pt" fo:letter-spacing="normal" fo:font-style="normal" fo:font-weight="normal"/>
    </style:style>
    <style:style style:name="T4" style:family="text">
      <style:text-properties fo:font-variant="normal" fo:text-transform="none" fo:color="#24292e" fo:letter-spacing="normal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-content" fo:padding="0cm" fo:border="none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ere you have some tips to improve the exercise:</text:p>
      <text:list xml:id="list1882027644" text:style-name="L1">
        <text:list-item>
          <text:p text:style-name="P3"><draw:frame draw:style-name="fr1" draw:name="Marco1" text:anchor-type="paragraph" svg:width="0.529cm" draw:z-index="0"><draw:text-box fo:min-height="0.041cm"><text:p text:style-name="Text_20_body"/></draw:text-box></draw:frame> <text:span text:style-name="T1">Since you are listening to the click of a submit button into a form, you need to prevent the default behavior to avoid a reload of the page.</text:span></text:p>
        </text:list-item>
        <text:list-item>
          <text:p text:style-name="P5"><draw:frame draw:style-name="fr1" draw:name="Marco2" text:anchor-type="paragraph" svg:width="0.529cm" draw:z-index="1"><draw:text-box fo:min-height="0.041cm"><text:p text:style-name="Text_20_body"/></draw:text-box></draw:frame> <text:span text:style-name="T1">Remove the alert</text:span></text:p>
        </text:list-item>
        <text:list-item>
          <text:p text:style-name="P5"><draw:frame draw:style-name="fr1" draw:name="Marco3" text:anchor-type="paragraph" svg:width="0.529cm" draw:z-index="2"><draw:text-box fo:min-height="0.041cm"><text:p text:style-name="Text_20_body"/></draw:text-box></draw:frame> <text:span text:style-name="T1">On page load, execute 'getRandomNumber' function and store the returned value on a constant to work with it later. once you do that there is no need to parse that number to an integer because the function already returns an integer number</text:span></text:p>
        </text:list-item>
        <text:list-item>
          <text:p text:style-name="P5"><draw:frame draw:style-name="fr1" draw:name="Marco4" text:anchor-type="paragraph" svg:width="0.529cm" draw:z-index="3"><draw:text-box fo:min-height="0.041cm"><text:p text:style-name="Text_20_body"/></draw:text-box></draw:frame> <text:span text:style-name="T1">Each time the user clicks the button you are retrieving the element with class '.counter', creating a new constant and storing it. What about making it only once when the page loads?</text:span></text:p>
        </text:list-item>
        <text:list-item>
          <text:p text:style-name="P5"><draw:frame draw:style-name="fr1" draw:name="Marco5" text:anchor-type="paragraph" svg:width="0.529cm" draw:z-index="4"><draw:text-box fo:min-height="0.041cm"><text:p text:style-name="Text_20_body"/></draw:text-box></draw:frame> <text:span text:style-name="T1">Finish the logic to make the counter work</text:span></text:p>
        </text:list-item>
        <text:list-item>
          <text:p text:style-name="P4"><draw:frame draw:style-name="fr1" draw:name="Marco6" text:anchor-type="paragraph" svg:width="0.529cm" draw:z-index="5"><draw:text-box fo:min-height="0.041cm"><text:p text:style-name="Text_20_body"/></draw:text-box></draw:frame><text:span text:style-name="T4"> </text:span><text:span text:style-name="T2">Don't use a </text:span><text:span text:style-name="Source_20_Text"><text:span text:style-name="T3">return</text:span></text:span><text:span text:style-name="T2"> statement in a callback to return a value because it's not possible to get the value in the </text:span><text:span text:style-name="Source_20_Text"><text:span text:style-name="T3">addEventListener</text:span></text:span></text:p>
        </text:list-item>
        <text:list-item>
          <text:p text:style-name="P5"><draw:frame draw:style-name="fr1" draw:name="Marco7" text:anchor-type="paragraph" svg:width="0.529cm" draw:z-index="6"><draw:text-box fo:min-height="0.041cm"><text:p text:style-name="Text_20_body"/></draw:text-box></draw:frame> <text:span text:style-name="T1">Indent and avoid extra white spaces to improve readability and prevent bugs</text:span></text:p>
        </text:list-item>
        <text:list-item>
          <text:p text:style-name="P5"><draw:frame draw:style-name="fr1" draw:name="Marco8" text:anchor-type="paragraph" svg:width="0.529cm" draw:z-index="7"><draw:text-box fo:min-height="0.041cm"><text:p text:style-name="Text_20_body"/></draw:text-box></draw:frame> <text:span text:style-name="T1">Remove commented code</text:span></text:p>
        </text:list-item>
        <text:list-item>
          <text:p text:style-name="P5"><draw:frame draw:style-name="fr1" draw:name="Marco9" text:anchor-type="paragraph" svg:width="0.529cm" draw:z-index="8"><draw:text-box fo:min-height="0.041cm"><text:p text:style-name="Text_20_body"/></draw:text-box></draw:frame> <text:span text:style-name="T1">Try to use imperative for your commit messages. Ex. - &gt; Fix central text</text:span></text:p>
        </text:list-item>
      </text:list>
      <text:p text:style-name="Standard"/>
      <text:p text:style-name="P1"/>
      <text:p text:style-name="P1">Aquí tienes algunos consejos para mejorar el ejercicio:</text:p>
      <text:p text:style-name="P1"><text:s text:c="4"/>- Dado que está escuchando el clic de un botón de enviar en un formulario, necesita evitar el comportamiento predeterminado para evitar una recarga de la página.</text:p>
      <text:p text:style-name="P1"><text:s text:c="4"/>- Eliminar la alerta</text:p>
      <text:p text:style-name="P1"><text:s text:c="4"/>- En la carga de página, ejecute la función'getRandomNumber' y guarde el valor devuelto en una constante para trabajar con él más tarde. una vez que lo haya hecho, no hay necesidad de analizar ese número a un número entero porque la función ya devuelve un número entero</text:p>
      <text:p text:style-name="P1"><text:s text:c="4"/>- Cada vez que el usuario hace clic en el botón, está recuperando el elemento con la clase '.counter', creando una nueva constante y almacenándola. ¿Qué hay de hacerlo sólo una vez cuando la página se carga?</text:p>
      <text:p text:style-name="P1"><text:s text:c="4"/>- Terminar la lógica para hacer funcionar el contador</text:p>
      <text:p text:style-name="P1"><text:s text:c="4"/>- No utilice una sentencia de retorno en una llamada de retorno para devolver un valor porque no es posible obtener el valor en el addEventListener</text:p>
      <text:p text:style-name="P1"><text:s text:c="4"/>- Muestre y evite espacios en blanco adicionales para mejorar la legibilidad y evitar errores.</text:p>
      <text:p text:style-name="P1"><text:s text:c="4"/>- Eliminar código comentado</text:p>
      <text:p text:style-name="P1"><text:s text:c="4"/>- Trate de usar imperativo para sus mensajes de confirmación. Ej: &gt; Fijar texto central</text:p>
      <text:p text:style-name="P1"/>
      <text:p text:style-name="P1">Traducción realizada con el traductor www.DeepL.com/Translat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Verdana" svg:font-family="Verdana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18:16:24.768141753</meta:creation-date>
    <dc:date>2019-04-14T18:17:55.132920463</dc:date>
    <meta:editing-duration>PT1M31S</meta:editing-duration>
    <meta:editing-cycles>1</meta:editing-cycles>
    <meta:document-statistic meta:table-count="0" meta:image-count="0" meta:object-count="0" meta:page-count="1" meta:paragraph-count="21" meta:word-count="382" meta:character-count="2196" meta:non-whitespace-character-count="1799"/>
    <meta:generator>LibreOffice/6.0.7.3$Linux_X86_64 LibreOffice_project/00m0$Build-3</meta:generator>
  </office:meta>
</office:document-meta>
</file>